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にゃ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かにも、わしがこのヤマト村の長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か用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はどこですか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落ち付け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唐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なんと、がしゃこうべの名を口にする者がおる
　とは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は封鎖して久しいというのにの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を知って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知っているとも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はわしら鉱夫から仕事を奪った憎き
　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忘れることなどできん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仕事を奪われたとは、いっ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20年前まで、北にある炭鉱で仕事を
　してお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最初は石炭しか採れなかったが、奥へ掘り
　進むと貴重な鉱石も出てくるようにな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採掘できる鉱石はどれも上質な逸品ばかりで、
　わしはこの仕事が生きがいじゃった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ゆくゆくは、その鉱石を世界規模で流通させ、
　東部をより豊かに強い地域へと発展させるのが
　わしの夢じゃ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だがある時、がしゃこうべが炭鉱に現れる
　ようにな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から仲間の鉱夫たちは恐れをなして次々と
　仕事をやめてい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最後まで仕事を手放したくなかったゆえ、
　護衛を雇って採掘を続けたが、がしゃこうべは
　非常に強力な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がて護衛を引き受けてくれる傭兵もいなく
　なり、涙を呑んで炭鉱を封鎖したんじゃ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の名を口にすると悔しさで心が痛む。
　語り継ぐこともしなかったゆえ、今やあの
　魔物を知る者もいないと思っていたのじゃが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現世に復活した煉絶の姫君を討伐
すべく旅をする者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がしゃこうべの牙を必要として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北の炭鉱とやらへ行けば遭遇できるのだ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を考えておる！　馬鹿なマネはよすんじゃ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を封鎖した後も、幾度となく屈強な
　冒険者が貴重な鉱石を目当てに炭鉱へと
　消えて行ったが、みな返り討ちにされと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に何ができると言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です！　わたし達は熾天少女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ボッコボコにし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シテンショウジョ？　なんじゃそれ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旅団か何か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・・・熾天少女をご存じないの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む・・・東部ではあまり知られていない伝承
なのかもしれ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わたし達は強いから大丈夫なんです！
信じて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駄じゃ。　どちらにせよ、今は炭鉱には
　入れん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謀な冒険者が後を絶たないゆえ、入口に
　厳重な錠を施したん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象が一晩中体当たりしたって壊れん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錠の鍵はどこにあ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南にある“修羅塔”の頂上に安置してあ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誰も手を触れることはできんじゃろ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分か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、待て！　どうする気じゃ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さ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鍵を入手し、炭鉱の錠を解除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悪い事は言わん、やめるんじゃ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修羅塔はもともと若者が武術を心得るために
　建てた塔じゃが、今は魔物の巣窟となって
　お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よほどの腕前と人数が揃わなければ頂上へ
　辿り着くことなどできはせん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。　貴殿は炭鉱に錠をかけた後、その鍵を
廃棄することもできたはず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しろその方がより確実に、永久的に炭鉱を
封鎖することができただろ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それをせず、鍵を塔へと安置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貴殿が、炭鉱への情熱を今もなお捨て
切れていないため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はあきらめた夢を次代へ繋ぎ、育む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貴殿には、そのチャンスがまだ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の目的はがしゃこうべの牙の調達だが、
そんな我々でもよければ、その夢を懸けて
みてはくれない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ひとつだけ約束してほし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だ。</text:p>
          </table:table-cell>
          <table:table-cell table:style-name="ce0" office:value-type="string">
            <text:p>Map098
</text:p>
          </table:table-cell>
          <table:table-cell table:style-name="ce0"/>
          <table:table-cell table:style-name="ce0" office:value-type="string">
            <text:p>What?</text:p>
          </table:table-cell>
          <table:table-cell table:style-name="ce0" office:value-type="string">
            <text:p>What?</text:p>
          </table:table-cell>
          <table:table-cell table:number-columns-repeated="1019"/>
        </table:table-row>
        <table:table-row>
          <table:table-cell table:style-name="ce0" office:value-type="string">
            <text:p>村長
「必ず、必ず五体満足で帰ってくること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夢を育てるのは心。　しかし叶えるのは
　体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証が無いので約束はできないが、善処
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ふっ！　ふぁっはっはっはっ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馬鹿正直な男じゃ！　気にいったぞ！！
　はーーっはっはっ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“修羅塔”は、村の南にある“伐採場”を
　抜ければすぐに着く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迷うことはないじゃろ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ありがと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礼を言うのはこっちじゃ。　おぬしらに期待
　して待っておる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言っておくが、修羅塔は容易に攻略できる
　塔ではない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挑むなら、全力を尽くすこと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は・・・まぎれもな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の鍵じ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楽勝だ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修羅塔の頂上で回収して来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実力を認めてもらえ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ったく驚いたわ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こんなにも早く、あの修羅塔を攻略しよるとは
　の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へ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炭鉱に入れ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入れるとも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・・・相手は、あのがしゃこうべ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一筋縄ではいかん敵じゃぞ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強敵なのは承知の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も勝機の無い相手だと判断した場合は
速やかに撤退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撤退しても諦めるわけで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作戦を立てて再挑戦できます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い意気込みじゃ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なら、うまくやってくれそうな気がして
　きた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ですと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炭鉱へはどうやって行けばいい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ずは村を西へ出て港へ行くの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港から北へ伸びる公道を進み、あとは東へ
　道なりに進めば山へ着く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山を登って行けば、やがて炭鉱の入り口が
　見えてくるじゃろ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了解した。　早速向か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頼んだぞ、若者たち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へ行くには、まずは村を西へ出て港へ
　向かうの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で採掘作業を再開するには、まだ色々な
　課題が残ってお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、一つ一つ問題を解決していけば、
　その分だけ確実に夢へ近づくことができ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りがとう、本当にありがと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HP Candy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HP Candy】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Strength Choco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Strength Choco】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Defense Cookie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Defense Cookie】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nesse Churo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Finesse Churo】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gility Chips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Agility Chips】×1,
but your inventory is full!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